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3.306cm" fo:min-width="8.8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 fo:min-height="1.656cm" fo:min-width="4.13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06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style:font-name="Liberation Sans1"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9.398cm" svg:height="3.556cm" svg:x="12.801cm" svg:y="1cm">
          <text:p text:style-name="P1"><text:span text:style-name="T1">Sampling</text:span></text:p>
          <text:list text:style-name="L1">
            <text:list-item>
              <text:p text:style-name="P2"><text:span text:style-name="T2">candidate designs</text:span></text:p>
            </text:list-item>
            <text:list-item>
              <text:p text:style-name="P2"><text:span text:style-name="T2">observa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9.398cm" svg:height="3.556cm" svg:x="12.801cm" svg:y="7cm">
          <text:p text:style-name="P1"><text:span text:style-name="T1">Fitti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373cm" svg:y1="4.583cm" svg:x2="17.373cm" svg:y2="6.996cm">
          <text:p/>
        </draw:line>
        <draw:custom-shape draw:style-name="gr3" draw:text-style-name="P5" draw:layer="layout" svg:width="9.271cm" svg:height="3.81cm" svg:x="12.755cm" svg:y="12.311cm">
          <text:p text:style-name="P1"><text:span text:style-name="T3">Valid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draw:layer="layout" svg:width="9.398cm" svg:height="3.556cm" svg:x="12.801cm" svg:y="17.4cm">
          <text:p text:style-name="P1"><text:span text:style-name="T1">Exploit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373cm" svg:y1="10.625cm" svg:x2="17.373cm" svg:y2="12.276cm">
          <text:p/>
        </draw:line>
        <draw:line draw:style-name="gr2" draw:text-style-name="P1" draw:layer="layout" svg:x1="17.373cm" svg:y1="16.14cm" svg:x2="17.373cm" svg:y2="17.41cm">
          <text:p/>
        </draw:line>
        <draw:line draw:style-name="gr4" draw:text-style-name="P1" draw:layer="layout" svg:x1="22.072cm" svg:y1="14.208cm" svg:x2="27.025cm" svg:y2="14.208cm">
          <text:p/>
        </draw:line>
        <draw:line draw:style-name="gr4" draw:text-style-name="P1" draw:layer="layout" svg:x1="27.025cm" svg:y1="14.208cm" svg:x2="26.898cm" svg:y2="8.366cm">
          <text:p/>
        </draw:line>
        <draw:line draw:style-name="gr2" draw:text-style-name="P1" draw:layer="layout" svg:x1="26.898cm" svg:y1="8.366cm" svg:x2="22.103cm" svg:y2="8.338cm">
          <text:p/>
        </draw:line>
        <draw:custom-shape draw:style-name="gr1" draw:text-style-name="P4" draw:layer="layout" svg:width="9.398cm" svg:height="3.556cm" svg:x="0.601cm" svg:y="7cm">
          <text:p text:style-name="P1"><text:span text:style-name="T1">Type of </text:span></text:p>
          <text:p text:style-name="P1"><text:span text:style-name="T1">metamode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17cm" svg:y1="8.62cm" svg:x2="12.811cm" svg:y2="8.62cm">
          <text:p/>
        </draw:line>
        <draw:frame draw:style-name="gr5" draw:text-style-name="P6" draw:layer="layout" svg:width="3.683cm" svg:height="1.517cm" svg:x="17.51cm" svg:y="15.971cm">
          <draw:text-box>
            <text:p text:style-name="P6"><text:span text:style-name="T4">Yes</text:span></text:p>
          </draw:text-box>
        </draw:frame>
        <draw:frame draw:style-name="gr6" draw:text-style-name="P6" draw:layer="layout" svg:width="2.568cm" svg:height="1.517cm" svg:x="22.181cm" svg:y="12.805cm">
          <draw:text-box>
            <text:p text:style-name="P6"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n CHU</meta:initial-creator>
    <meta:creation-date>2019-11-15T15:58:34.236489712</meta:creation-date>
    <dc:date>2019-11-15T16:21:25.026116011</dc:date>
    <dc:creator>Van CHU</dc:creator>
    <meta:editing-duration>PT5M37S</meta:editing-duration>
    <meta:editing-cycles>5</meta:editing-cycles>
    <meta:generator>LibreOffice/4.3.3.2$Linux_X86_64 LibreOffice_project/430m0$Build-2</meta:generator>
    <meta:document-statistic meta:object-count="14"/>
  </office:meta>
</office:document-meta>
</file>